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text-align="center" style:justify-single-word="false" fo:text-indent="0in" style:auto-text-indent="false"/>
    </style:style>
    <style:style style:name="P2" style:family="paragraph" style:parent-style-name="Standard">
      <style:paragraph-properties>
        <style:tab-stops>
          <style:tab-stop style:position="2.4898in"/>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y document<text:line-break/>by CSE 390 student</text:h>
      <text:p text:style-name="Standard"/>
      <text:p text:style-name="P2">(If you are doing this achievement, replace the ___ below with your answers to the questions.)</text:p>
      <text:p text:style-name="P2"/>
      <text:p text:style-name="P2">What is your name?<text:tab/>_________________________________</text:p>
      <text:p text:style-name="P2"/>
      <text:p text:style-name="P2">What is your quest?<text:tab/>_________________________________</text:p>
      <text:p text:style-name="P2"/>
      <text:p text:style-name="P2">What is your favorite color?<text:tab/>_________________________________</text:p>
      <text:p text:style-name="P2"/>
      <text:p text:style-name="P2"/>
      <text:p text:style-name="Standard">Write something about yourself in this document below:</text:p>
      <text:p text:style-name="Standard"/>
      <text:p text:style-name="Standard">__________________</text:p>
      <text:p text:style-name="Standard">__________________</text:p>
      <text:p text:style-name="Standard">__________________</text:p>
      <text:p text:style-name="Standard"/>
      <text:p text:style-name="Standard"/>
      <text:p text:style-name="Standard"/>
      <text:p text:style-name="Standard"/>
      <text:p text:style-name="Standard"/>
      <text:p text:style-name="Standard"/>
      <text:p text:style-name="Standard"/>
      <text:p text:style-name="Standard"/>
      <text:p text:style-name="Standard">Don't change the parts below, so we know that you did start from this source document.</text:p>
      <text:p text:style-name="Text_20_body"/>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ty Stepp</meta:initial-creator>
    <meta:creation-date>2010-06-02T11:53:53</meta:creation-date>
    <meta:document-statistic meta:table-count="0" meta:image-count="0" meta:object-count="0" meta:page-count="1" meta:paragraph-count="12" meta:word-count="203" meta:character-count="1377"/>
    <dc:date>2010-06-02T11:56:41</dc:date>
    <dc:creator>Marty Stepp</dc:creator>
    <meta:editing-duration>PT00H02M48S</meta:editing-duration>
    <meta:editing-cycles>1</meta:editing-cycles>
    <meta:generator>OpenOffice.org/3.1$Linux OpenOffice.org_project/310m19$Build-9420</meta:generator>
  </office:meta>
</office:document-meta>
</file>